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Courier New" svg:font-family="'Courier New'"/>
    <style:font-face style:name="Courier New1" svg:font-family="'Courier New', monospace"/>
    <style:font-face style:name="Mangal1" svg:font-family="Mangal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.42cm" fo:margin-bottom="0.212cm"/>
    </style:style>
    <style:style style:name="P2" style:family="paragraph" style:parent-style-name="Text_20_body">
      <style:paragraph-properties fo:margin-top="0.42cm" fo:margin-bottom="0.212cm"/>
      <style:text-properties style:font-name="Courier New" fo:font-size="10pt"/>
    </style:style>
    <style:style style:name="P3" style:family="paragraph" style:parent-style-name="Text_20_body">
      <style:paragraph-properties fo:margin-top="0.42cm" fo:margin-bottom="0.212cm"/>
      <style:text-properties style:font-name="Courier New" fo:font-size="10pt" fo:font-style="italic"/>
    </style:style>
    <style:style style:name="P4" style:family="paragraph" style:parent-style-name="Text_20_body">
      <style:paragraph-properties fo:margin-top="0.42cm" fo:margin-bottom="0.212cm"/>
      <style:text-properties style:font-name="Courier New" fo:font-size="10pt" fo:font-weight="bold"/>
    </style:style>
    <style:style style:name="P5" style:family="paragraph" style:parent-style-name="List_20_Contents">
      <style:paragraph-properties fo:margin-left="0cm" fo:margin-right="0cm" fo:margin-top="0cm" fo:margin-bottom="0.499cm" fo:text-indent="0cm" style:auto-text-indent="false"/>
    </style:style>
    <style:style style:name="P6" style:family="paragraph" style:parent-style-name="List_20_Contents">
      <style:paragraph-properties fo:margin-left="0cm" fo:margin-right="0cm" fo:text-indent="0cm" style:auto-text-indent="false"/>
    </style:style>
    <style:style style:name="P7" style:family="paragraph" style:parent-style-name="List_20_Contents" style:list-style-name="L1"/>
    <style:style style:name="P8" style:family="paragraph" style:parent-style-name="List_20_Contents">
      <style:paragraph-properties fo:margin-top="0cm" fo:margin-bottom="0.499cm"/>
    </style:style>
    <style:style style:name="P9" style:family="paragraph" style:parent-style-name="List_20_Contents" style:list-style-name="L1">
      <style:paragraph-properties fo:margin-top="0cm" fo:margin-bottom="0.499cm"/>
    </style:style>
    <style:style style:name="T1" style:family="text">
      <style:text-properties style:font-name="Courier New1"/>
    </style:style>
    <text:list-style style:name="L1">
      <text:list-level-style-bullet text:level="1" text:style-name="Bullet_20_Symbols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11.972cm" text:min-label-width="0.499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 text:is-list-header="true">Training File Format</text:h>
      <text:p text:style-name="Text_20_body">To train a network you need to present it a training set. This contains the set of know pre-classified examples of inputs to the network and the outputs that the trainer wants to see from the network given the input. The number of input/ouput vectors depends on the complexity of the network.</text:p>
      <text:p text:style-name="P1">The format of a training set is as follows:</text:p>
      <text:list xml:id="list3051437519164288174" text:style-name="L1">
        <text:list-item>
          <text:p text:style-name="P7">One Network Topology Clause </text:p>
        </text:list-item>
        <text:list-item>
          <text:p text:style-name="P9">Many Input-Output Vector clauses defineing the input and desired output from the given output</text:p>
        </text:list-item>
      </text:list>
      <text:p text:style-name="Text_20_body">The default file extension for a training file is “*.tr”. The file however is an ordinary text file that you can create with any text editor.</text:p>
      <text:h text:style-name="Heading_20_4" text:outline-level="4" text:is-list-header="true">The Network Topology Clause</text:h>
      <text:p text:style-name="P1">The network topology clause has the format:</text:p>
      <text:p text:style-name="P3">networkTopology(&lt;number of input nodes&gt;,&lt;number of hidden nodes&gt;,&lt;number of output nodes&gt;)</text:p>
      <text:p text:style-name="P2">where</text:p>
      <text:p text:style-name="List_20_Contents">&lt;number of input nodes&gt; is an unsigned integer </text:p>
      <text:p text:style-name="List_20_Contents">&lt;number of hidden nodes&gt; is an unsigned integer </text:p>
      <text:p text:style-name="P8">&lt;number of output nodes&gt; is an unsigned integer</text:p>
      <text:p text:style-name="P2">e.g.</text:p>
      <text:p text:style-name="P4">networkTopology(3,2,2)</text:p>
      <text:p text:style-name="P2">defines a network with three input nodes, two hidden nodes and 2 output nodes.</text:p>
      <text:h text:style-name="Heading_20_4" text:outline-level="4" text:is-list-header="true">The Input/OutputVector Clause</text:h>
      <text:p text:style-name="P2">The inputOutputVector clause has the following format:</text:p>
      <text:p text:style-name="P3">inputOutputVector(&lt;input values&gt;;&lt;output values&gt;)</text:p>
      <text:p text:style-name="P2">where</text:p>
      <text:p text:style-name="List_20_Contents">&lt;input values&gt; is a comma separated list of floating point numbers </text:p>
      <text:p text:style-name="P8">&lt;output values&gt; is a comma separated list of floating point numbers</text:p>
      <text:p text:style-name="P2">e.g.</text:p>
      <text:p text:style-name="P4">inputOutputVector(1.0,1.5,1.5;0.0,1.0)</text:p>
      <text:p text:style-name="P2">The number of input values in the &lt;input values&gt; list must match the number of <text:soft-page-break/>input nodes in the network topology clause. Similarly the number of values in the &lt;output values&gt; list must match the number of ouput nodes in the network topology clause. (The number of hidden nodes is irrelevant.)</text:p>
      <text:p text:style-name="P2">The top part of the file will look like this:</text:p>
      <text:p text:style-name="P6"><text:span text:style-name="T1">networkTopology(3,2,2)</text:span> </text:p>
      <text:p text:style-name="P6"><text:span text:style-name="T1">inputOutputVector(1,1,1;0,0)</text:span> </text:p>
      <text:p text:style-name="P6"><text:span text:style-name="T1">inputOutputVector(0,1,1;0,0)</text:span> </text:p>
      <text:p text:style-name="P6"><text:span text:style-name="T1">inputOutputVector(1,0,1;0,0)</text:span> </text:p>
      <text:p text:style-name="P5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arSymbol" svg:font-family="StarSymbol" style:font-charset="x-symbol"/>
    <style:font-face style:name="Courier New" svg:font-family="'Courier New'"/>
    <style:font-face style:name="Courier New1" svg:font-family="'Courier New', monospace"/>
    <style:font-face style:name="Mangal1" svg:font-family="Mangal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" fo:font-size="14pt" fo:font-weight="bold" style:font-name-asian="Lucida Sans Unicode" style:font-size-asian="14pt" style:font-weight-asian="bold" style:font-name-complex="Tahoma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Times New Roman" fo:font-size="12pt" fo:font-weight="bold" style:font-name-asian="Lucida Sans Unicode" style:font-size-asian="12pt" style:font-weight-asian="bold" style:font-name-complex="Tahoma" style:font-size-complex="12pt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holas Oppen</meta:initial-creator>
    <meta:creation-date>2013-12-01T21:52:57.18</meta:creation-date>
    <meta:document-statistic meta:table-count="0" meta:image-count="0" meta:object-count="0" meta:page-count="2" meta:paragraph-count="31" meta:word-count="275" meta:character-count="1793"/>
    <dc:date>2013-12-01T21:53:25.81</dc:date>
    <dc:creator>Nicholas Oppen</dc:creator>
    <meta:editing-duration>PT28S</meta:editing-duration>
    <meta:editing-cycles>1</meta:editing-cycles>
    <meta:generator>OpenOffice.org/3.4.1$Win32 OpenOffice.org_project/341m1$Build-9593</meta:generator>
  </office:meta>
</office:document-meta>
</file>